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Representative Gutierrez:</text:p>
      <text:p text:style-name="Standard"/>
      <text:p text:style-name="Standard"><text:tab/>I would like to voice my opinion and ask that you please vote 'no' on giving the president authorization to pursue military action in Syria.</text:p>
      <text:p text:style-name="Standard"/>
      <text:p text:style-name="Standard"><text:s text:c="3"/>The American people are war-weary and we do not want more foreign involvement. We should learn from our mistakes in Vietnam and Iraq.</text:p>
      <text:p text:style-name="Standard"/>
      <text:p text:style-name="Standard"><text:s text:c="3"/>We must think of our soldiers and the struggles they've faced as a result of war. And although the president has stated the he is not considering putting boots on the ground in Syria, history has shown us that past presidents have routinely broken this promise.</text:p>
      <text:p text:style-name="Standard"/>
      <text:p text:style-name="Standard"><text:s text:c="3"/>With so many troubles here at home, I don't think it is right for us to be trying to settle a foreign conflict. I ask that you listen to the voices of your constituents and keep our soldiers out of harm's way.</text:p>
      <text:p text:style-name="Standard"/>
      <text:p text:style-name="Standard">------------------</text:p>
      <text:p text:style-name="Standard">Thanks,</text:p>
      <text:p text:style-name="Standard">Giovanni Arroyo</text:p>
      <text:p text:style-name="Standard">universitygino@gmail.com</text:p>
      <text:p text:style-name="Standard">773-647-71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ty </meta:initial-creator>
    <meta:creation-date>2013-09-04T10:05:00</meta:creation-date>
    <meta:generator>LibreOffice/3.5$Linux_X86_64 LibreOffice_project/350m1$Build-2</meta:generator>
    <dc:date>2013-09-04T10:49:47</dc:date>
    <dc:creator>university </dc:creator>
    <meta:editing-duration>PT42M49S</meta:editing-duration>
    <meta:editing-cycles>8</meta:editing-cycles>
    <meta:document-statistic meta:table-count="0" meta:image-count="0" meta:object-count="0" meta:page-count="1" meta:paragraph-count="10" meta:word-count="145" meta:character-count="859" meta:non-whitespace-character-count="714"/>
  </office:meta>
</office:document-meta>
</file>